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e" fo:country="UA" officeooo:rsid="001519c2" officeooo:paragraph-rsid="001519c2"/>
    </style:style>
    <style:style style:name="P2" style:family="paragraph" style:parent-style-name="Standard">
      <style:paragraph-properties fo:text-align="start" style:justify-single-word="false"/>
      <style:text-properties fo:language="rue" fo:country="UA" officeooo:rsid="0016f5df" officeooo:paragraph-rsid="0016f5df"/>
    </style:style>
    <style:style style:name="P3" style:family="paragraph" style:parent-style-name="Standard">
      <style:paragraph-properties fo:text-align="start" style:justify-single-word="false"/>
      <style:text-properties fo:language="rue" fo:country="UA" officeooo:rsid="001944bf" officeooo:paragraph-rsid="001944bf"/>
    </style:style>
    <style:style style:name="P4" style:family="paragraph" style:parent-style-name="Standard">
      <style:paragraph-properties fo:text-align="start" style:justify-single-word="false"/>
      <style:text-properties fo:language="rue" fo:country="UA" officeooo:rsid="001ae09f" officeooo:paragraph-rsid="001ae09f"/>
    </style:style>
    <style:style style:name="P5" style:family="paragraph" style:parent-style-name="Standard">
      <style:paragraph-properties fo:text-align="start" style:justify-single-word="false"/>
      <style:text-properties fo:language="rue" fo:country="UA" officeooo:rsid="001c1ff8" officeooo:paragraph-rsid="001c1ff8"/>
    </style:style>
    <style:style style:name="P6" style:family="paragraph" style:parent-style-name="Standard">
      <style:paragraph-properties fo:text-align="start" style:justify-single-word="false"/>
      <style:text-properties fo:language="rue" fo:country="UA" officeooo:rsid="001e10b7" officeooo:paragraph-rsid="001e10b7"/>
    </style:style>
    <style:style style:name="P7" style:family="paragraph" style:parent-style-name="Standard">
      <style:paragraph-properties fo:text-align="start" style:justify-single-word="false"/>
      <style:text-properties fo:language="rue" fo:country="UA" officeooo:rsid="0021a32e" officeooo:paragraph-rsid="0021a32e"/>
    </style:style>
    <style:style style:name="P8" style:family="paragraph" style:parent-style-name="Standard">
      <style:paragraph-properties fo:text-align="start" style:justify-single-word="false"/>
      <style:text-properties fo:language="rue" fo:country="UA" officeooo:rsid="00223f4b" officeooo:paragraph-rsid="00223f4b"/>
    </style:style>
    <style:style style:name="P9" style:family="paragraph" style:parent-style-name="Standard">
      <style:paragraph-properties fo:text-align="start" style:justify-single-word="false"/>
      <style:text-properties fo:language="rue" fo:country="UA" officeooo:rsid="0021a32e" officeooo:paragraph-rsid="0021a32e"/>
    </style:style>
    <style:style style:name="T1" style:family="text">
      <style:text-properties officeooo:rsid="00183cd7"/>
    </style:style>
    <style:style style:name="T2" style:family="text">
      <style:text-properties officeooo:rsid="001c1ff8"/>
    </style:style>
    <style:style style:name="T3" style:family="text">
      <style:text-properties officeooo:rsid="0021a32e"/>
    </style:style>
    <style:style style:name="T4" style:family="text">
      <style:text-properties officeooo:rsid="0023b149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одробный разбор задачи о максимуме функции Шенона</text:p>
      <text:p text:style-name="P1">Кобак Ф.А.</text:p>
      <text:p text:style-name="P1"/>
      <text:p text:style-name="P1">Требуется найти <text:span text:style-name="T4">максимум</text:span> функции: <draw:frame draw:style-name="fr1" draw:name="Object1" text:anchor-type="as-char" svg:y="-0.2807in" svg:width="1.7201in" svg:height="0.4484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При условии: <draw:frame draw:style-name="fr1" draw:name="Object2" text:anchor-type="as-char" svg:y="-0.2807in" svg:width="0.6453in" svg:height="0.4484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>Применим метод множителей Лагранжа:</text:p>
      <text:p text:style-name="P2">1) составим функцию Лагранжа:</text:p>
      <text:p text:style-name="P2"><draw:frame draw:style-name="fr1" draw:name="Object3" text:anchor-type="as-char" svg:y="-0.2807in" svg:width="2.7665in" svg:height="0.4484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2">2) Возьмем частные производные по <text:span text:style-name="T1">всем переменным , приравняв к нулю составим систему уравнений:</text:span></text:p>
      <text:p text:style-name="P3"><draw:frame draw:style-name="fr1" draw:name="Object4" text:anchor-type="as-char" svg:y="-0.2437in" svg:width="2.9839in" svg:height="0.3929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3"><draw:frame draw:style-name="fr1" draw:name="Object5" text:anchor-type="as-char" svg:y="-0.2807in" svg:width="0.6453in" svg:height="0.4484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4">3) <text:span text:style-name="T2">из 1,2,...,n уравнения системы легко увидеть, что </text:span><text:span text:style-name="T2"><draw:frame draw:style-name="fr1" draw:name="Object6" text:anchor-type="as-char" svg:y="-0.1484in" svg:width="0.7047in" svg:height="0.2091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2">в любом мз этих уравнений системы, если это вдруг не очвидно, можно разрешить уравнения относительно </text:span><draw:frame draw:style-name="fr1" draw:name="Object7" text:anchor-type="as-char" svg:y="-0.1484in" svg:width="0.2in" svg:height="0.2091in" draw:z-index="6"><draw:object xlink:href="./Object 7" xlink:type="simple" xlink:show="embed" xlink:actuate="onLoad"/><draw:image xlink:href="./ObjectReplacements/Object 7" xlink:type="simple" xlink:show="embed" xlink:actuate="onLoad"/></draw:frame>:</text:p>
      <text:p text:style-name="P4"><draw:frame draw:style-name="fr1" draw:name="Object8" text:anchor-type="as-char" svg:y="-0.2846in" svg:width="2.1409in" svg:height="0.4335in" draw:z-index="7"><draw:object xlink:href="./Object 8" xlink:type="simple" xlink:show="embed" xlink:actuate="onLoad"/><draw:image xlink:href="./ObjectReplacements/Object 8" xlink:type="simple" xlink:show="embed" xlink:actuate="onLoad"/></draw:frame><text:s/><text:span text:style-name="T2">учитывая то что <text:s/></text:span><text:span text:style-name="T2"><draw:frame draw:style-name="fr1" draw:name="Object9" text:anchor-type="as-char" svg:y="-0.1484in" svg:width="2.872in" svg:height="0.2091in" draw:z-index="8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5">4) Теперь опираясь на последнее уравнение системы:</text:p>
      <text:p text:style-name="P5"><draw:frame draw:style-name="fr1" draw:name="Object10" text:anchor-type="as-char" svg:y="-0.2807in" svg:width="2.8201in" svg:height="0.4484in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7">получем что вектор – решение этой системы будет выглядель так:</text:p>
      <text:p text:style-name="P7"><draw:frame draw:style-name="fr1" draw:name="Object11" text:anchor-type="as-char" svg:y="-0.2437in" svg:width="2.3591in" svg:height="0.3929in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6">5) <text:span text:style-name="T3">Подставив полученный вектор в исходную функцию, получаем</text:span></text:p>
      <text:p text:style-name="P6"><draw:frame draw:style-name="fr1" draw:name="Object12" text:anchor-type="as-char" svg:y="-0.2807in" svg:width="2.7575in" svg:height="0.4484in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7">вынеся <draw:frame draw:style-name="fr1" draw:name="Object13" text:anchor-type="as-char" svg:y="-0.2437in" svg:width="0.1984in" svg:height="0.3929in" draw:z-index="12"><draw:object xlink:href="./Object 13" xlink:type="simple" xlink:show="embed" xlink:actuate="onLoad"/><draw:image xlink:href="./ObjectReplacements/Object 13" xlink:type="simple" xlink:show="embed" xlink:actuate="onLoad"/></draw:frame>и воспользовавшить свойством логарифма <draw:frame draw:style-name="fr1" draw:name="Object14" text:anchor-type="as-char" svg:y="-0.2437in" svg:width="1.1417in" svg:height="0.3929in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8">получим что</text:p>
      <text:p text:style-name="P8"><draw:frame draw:style-name="fr1" draw:name="Object15" text:anchor-type="as-char" svg:y="-0.2807in" svg:width="3.1193in" svg:height="0.4484in" draw:z-index="14"><draw:object xlink:href="./Object 15" xlink:type="simple" xlink:show="embed" xlink:actuate="onLoad"/><draw:image xlink:href="./ObjectReplacements/Object 15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5T11:12:35.806048140</meta:creation-date>
    <dc:date>2020-09-17T18:55:41.201189883</dc:date>
    <meta:editing-duration>PT32M52S</meta:editing-duration>
    <meta:editing-cycles>8</meta:editing-cycles>
    <meta:generator>LibreOffice/6.0.7.3$Linux_X86_64 LibreOffice_project/00m0$Build-3</meta:generator>
    <meta:document-statistic meta:table-count="0" meta:image-count="0" meta:object-count="15" meta:page-count="1" meta:paragraph-count="21" meta:word-count="95" meta:character-count="668" meta:non-whitespace-character-count="580"/>
  </office:meta>
</office:document-meta>
</file>

<file path=Object 1/content.xml><?xml version="1.0" encoding="utf-8"?>
<math xmlns="http://www.w3.org/1998/Math/MathML" display="block">
  <semantics>
    <mrow>
      <mi>H</mi>
      <mrow>
        <mrow>
          <mo fence="true" stretchy="false">(</mo>
          <mrow>
            <mi>x</mi>
          </mrow>
          <mo fence="true" stretchy="false">)</mo>
        </mrow>
        <mo stretchy="false">=</mo>
        <mrow>
          <mo stretchy="false">−</mo>
          <mrow>
            <mo fence="true" stretchy="false">(</mo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sub>
                  <mi>log</mi>
                  <mn>2</mn>
                </msub>
                <mrow>
                  <mo fence="true" stretchy="false">(</mo>
                  <mrow>
                    <msub>
                      <mi>x</mi>
                      <mi>i</mi>
                    </msub>
                  </mrow>
                  <mo fence="true" stretchy="false">)</mo>
                </mrow>
              </mrow>
            </mrow>
            <mo fence="true" stretchy="false">)</mo>
          </mrow>
        </mrow>
      </mrow>
    </mrow>
    <annotation encoding="StarMath 5.0">H( x ) = - ( sum from{i=1} to{n} x_i log_{2}(x_i)  )</annotation>
  </semantics>
</math>
</file>

<file path=Object 10/content.xml><?xml version="1.0" encoding="utf-8"?>
<math xmlns="http://www.w3.org/1998/Math/MathML" display="block">
  <semantics>
    <mrow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  <mo stretchy="false">=</mo>
        <mn>1</mn>
      </mrow>
      <mo stretchy="false">→</mo>
      <mrow>
        <mrow>
          <msub>
            <mi>x</mi>
            <mi>i</mi>
          </msub>
          <mo stretchy="false">∗</mo>
          <mi>n</mi>
        </mrow>
        <mo stretchy="false">=</mo>
        <mn>1</mn>
      </mrow>
      <mo stretchy="false">→</mo>
      <mrow>
        <msub>
          <mi>x</mi>
          <mi>i</mi>
        </msub>
        <mo stretchy="false">=</mo>
        <mfrac>
          <mn>1</mn>
          <mi>n</mi>
        </mfrac>
      </mrow>
      <mi>,</mi>
      <mrow>
        <mi>i</mi>
        <mo stretchy="false">=</mo>
        <mn>1,2,3,.</mn>
      </mrow>
      <mn>..</mn>
      <mi>,</mi>
      <mi>n</mi>
    </mrow>
    <annotation encoding="StarMath 5.0">sum from{i=1} to{n} x_i = 1 rightarrow x_i*n=1 rightarrow x_i= {1} over {n} , i  =1,2,3,...,n</annotation>
  </semantics>
</math>
</file>

<file path=Object 11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1</mn>
            </msub>
            <mi>,</mi>
            <msub>
              <mi>x</mi>
              <mn>2</mn>
            </msub>
            <mi>,</mi>
            <mn>...</mn>
            <mi>,</mi>
            <msub>
              <mi>x</mi>
              <mi>n</mi>
            </msub>
          </mrow>
        </mrow>
        <mo fence="true" stretchy="false">)</mo>
      </mrow>
      <mo stretchy="false">=</mo>
      <mrow>
        <mo fence="true" stretchy="false">(</mo>
        <mrow>
          <mrow>
            <mfrac>
              <mn>1</mn>
              <mi>n</mi>
            </mfrac>
            <mi>,</mi>
            <mfrac>
              <mn>1</mn>
              <mi>n</mi>
            </mfrac>
            <mi>,</mi>
            <mn>...</mn>
            <mi>,</mi>
            <mfrac>
              <mn>1</mn>
              <mi>n</mi>
            </mfrac>
          </mrow>
        </mrow>
        <mo fence="true" stretchy="false">)</mo>
      </mrow>
      <mo stretchy="false">=</mo>
      <msub>
        <mi>x</mi>
        <mi mathvariant="italic">max</mi>
      </msub>
    </mrow>
    <annotation encoding="StarMath 5.0">( x_1 , x_2 , ... , x_n ) = ( 1 over{n} ,  1 over{n}, ... , 1 over{n} ) = x_{max}</annotation>
  </semantics>
</math>
</file>

<file path=Object 12/content.xml><?xml version="1.0" encoding="utf-8"?>
<math xmlns="http://www.w3.org/1998/Math/MathML" display="block">
  <semantics>
    <mrow>
      <mi>H</mi>
      <mrow>
        <mrow>
          <mo fence="true" stretchy="false">(</mo>
          <mrow>
            <msub>
              <mi>x</mi>
              <mi mathvariant="italic">max</mi>
            </msub>
          </mrow>
          <mo fence="true" stretchy="false">)</mo>
        </mrow>
        <mo stretchy="false">=</mo>
        <mrow>
          <mo stretchy="false">−</mo>
          <mrow>
            <mo fence="true" stretchy="false">(</mo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row>
                  <mfrac>
                    <mn>1</mn>
                    <mi>n</mi>
                  </mfrac>
                  <msub>
                    <mi>log</mi>
                    <mn>2</mn>
                  </msub>
                  <mrow>
                    <mo fence="true" stretchy="false">(</mo>
                    <mrow>
                      <mfrac>
                        <mn>1</mn>
                        <mi>n</mi>
                      </mfrac>
                    </mrow>
                    <mo fence="true" stretchy="false">)</mo>
                  </mrow>
                </mrow>
              </mrow>
            </mrow>
            <mo fence="true" stretchy="false">)</mo>
          </mrow>
        </mrow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b>
          <mi>log</mi>
          <mn>2</mn>
        </msub>
      </mrow>
      <mi>n</mi>
    </mrow>
    <annotation encoding="StarMath 5.0">H( x_max ) = - ( sum from{i=1} to{n} {1 over{n} log_{2}(1 over{n})}  ) = { 1 over {n} } sum from{i=1} to{n} log_2{ n }</annotation>
  </semantics>
</math>
</file>

<file path=Object 13/content.xml><?xml version="1.0" encoding="utf-8"?>
<math xmlns="http://www.w3.org/1998/Math/MathML" display="block">
  <semantics>
    <mfrac>
      <mn>1</mn>
      <mi>n</mi>
    </mfrac>
    <annotation encoding="StarMath 5.0">1 over n</annotation>
  </semantics>
</math>
</file>

<file path=Object 14/content.xml><?xml version="1.0" encoding="utf-8"?>
<math xmlns="http://www.w3.org/1998/Math/MathML" display="block">
  <semantics>
    <mrow>
      <mrow>
        <mo stretchy="false">−</mo>
        <msub>
          <mi>log</mi>
          <mn>2</mn>
        </msub>
      </mrow>
      <mrow>
        <mfrac>
          <mn>1</mn>
          <mi>n</mi>
        </mfrac>
        <mo stretchy="false">=</mo>
        <msub>
          <mi>log</mi>
          <mn>2</mn>
        </msub>
      </mrow>
      <mi>n</mi>
    </mrow>
    <annotation encoding="StarMath 5.0">-log_2{ 1 over n } =log_2 { n }</annotation>
  </semantics>
</math>
</file>

<file path=Object 15/content.xml><?xml version="1.0" encoding="utf-8"?>
<math xmlns="http://www.w3.org/1998/Math/MathML" display="block">
  <semantics>
    <mrow>
      <mi>H</mi>
      <mrow>
        <mrow>
          <mo fence="true" stretchy="false">(</mo>
          <mrow>
            <msub>
              <mi>x</mi>
              <mi mathvariant="italic">max</mi>
            </msub>
          </mrow>
          <mo fence="true" stretchy="false">)</mo>
        </mrow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b>
          <mi>log</mi>
          <mn>2</mn>
        </msub>
      </mrow>
      <mrow>
        <mrow>
          <mo fence="true" stretchy="false">(</mo>
          <mrow>
            <mi>n</mi>
          </mrow>
          <mo fence="true" stretchy="false">)</mo>
        </mrow>
        <mo stretchy="false">=</mo>
        <mfrac>
          <mn>1</mn>
          <mi>n</mi>
        </mfrac>
      </mrow>
      <mi>n</mi>
      <msub>
        <mi>log</mi>
        <mn>2</mn>
      </msub>
      <mrow>
        <mrow>
          <mo fence="true" stretchy="false">(</mo>
          <mrow>
            <mi>n</mi>
          </mrow>
          <mo fence="true" stretchy="false">)</mo>
        </mrow>
        <mo stretchy="false">=</mo>
        <msub>
          <mi>log</mi>
          <mn>2</mn>
        </msub>
      </mrow>
      <mrow>
        <mo fence="true" stretchy="false">(</mo>
        <mrow>
          <mi>n</mi>
        </mrow>
        <mo fence="true" stretchy="false">)</mo>
      </mrow>
    </mrow>
    <annotation encoding="StarMath 5.0">H( x_max ) = 1 over n  sum from{i=1} to{n} log_2( n ) = 1 over n n log_2( n ) = log_2( n )</annotation>
  </semantics>
</math>
</file>

<file path=Object 2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sub>
          <mi>x</mi>
          <mi>i</mi>
        </msub>
      </mrow>
      <mo stretchy="false">=</mo>
      <mn>1</mn>
    </mrow>
    <annotation encoding="StarMath 5.0">sum from{i=1} to{n} x_{i} = 1 </annotation>
  </semantics>
</math>
</file>

<file path=Object 3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x</mi>
              <mi>,</mi>
              <mi>λ</mi>
            </mrow>
          </mrow>
          <mo fence="true" stretchy="false">)</mo>
        </mrow>
        <mo stretchy="false">=</mo>
        <mrow>
          <mrow>
            <mo stretchy="false">−</mo>
            <mrow>
              <mo fence="true" stretchy="false">(</mo>
              <mrow>
                <mrow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sub>
                      <mi>x</mi>
                      <mi>i</mi>
                    </msub>
                  </mrow>
                  <msub>
                    <mi>log</mi>
                    <mn>2</mn>
                  </msub>
                  <mrow>
                    <mo fence="true" stretchy="false">(</mo>
                    <mrow>
                      <msub>
                        <mi>x</mi>
                        <mi>i</mi>
                      </msub>
                    </mrow>
                    <mo fence="true" stretchy="false">)</mo>
                  </mrow>
                </mrow>
              </mrow>
              <mo fence="true" stretchy="false">)</mo>
            </mrow>
          </mrow>
          <mo stretchy="false">+</mo>
          <mrow>
            <mo fence="true" stretchy="false">(</mo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−</mo>
                <mn>1</mn>
              </mrow>
            </mrow>
            <mo fence="true" stretchy="false">)</mo>
          </mrow>
        </mrow>
      </mrow>
      <mi>λ</mi>
    </mrow>
    <annotation encoding="StarMath 5.0">L( x, %lambda  ) = - ( sum from{i=1} to{n} x_i log_{2}(x_i)  ) + (sum from{i=1} to{n} x_{i} - 1 )%lambda</annotation>
  </semantics>
</math>
</file>

<file path=Object 4/content.xml><?xml version="1.0" encoding="utf-8"?>
<math xmlns="http://www.w3.org/1998/Math/MathML" display="block">
  <semantics>
    <mrow>
      <mi>L</mi>
      <mrow>
        <msub>
          <mi>'</mi>
          <msub>
            <mi>x</mi>
            <mi>i</mi>
          </msub>
        </msub>
        <mo stretchy="false">=</mo>
        <mrow>
          <mrow>
            <mo stretchy="false">−</mo>
            <mrow>
              <mo fence="true" stretchy="false">(</mo>
              <mrow>
                <mrow>
                  <msub>
                    <mi>log</mi>
                    <mn>2</mn>
                  </msub>
                  <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  <mo stretchy="false">+</mo>
                    <mfrac>
                      <mn>1</mn>
                      <mrow>
                        <mi>ln</mi>
                        <mn>2</mn>
                      </mrow>
                    </mfrac>
                  </mrow>
                </mrow>
              </mrow>
              <mo fence="true" stretchy="false">)</mo>
            </mrow>
          </mrow>
          <mo stretchy="false">+</mo>
          <mi>λ</mi>
        </mrow>
        <mo stretchy="false">=</mo>
        <mn>0,</mn>
      </mrow>
      <mrow>
        <mi>i</mi>
        <mo stretchy="false">=</mo>
        <mn>1,2,3,.</mn>
      </mrow>
      <mn>..</mn>
      <mi>,</mi>
      <mi>n</mi>
    </mrow>
    <annotation encoding="StarMath 5.0">L'_{ x_i } = -( log_2(x_i) + {1} over {ln2}  ) + %lambda =0, i = 1,2,3,...,n</annotation>
  </semantics>
</math>
</file>

<file path=Object 5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sub>
          <mi>x</mi>
          <mi>i</mi>
        </msub>
      </mrow>
      <mo stretchy="false">=</mo>
      <mn>1</mn>
    </mrow>
    <annotation encoding="StarMath 5.0">sum from{i=1} to{n} x_i = 1 </annotation>
  </semantics>
</math>
</file>

<file path=Object 6/content.xml><?xml version="1.0" encoding="utf-8"?>
<math xmlns="http://www.w3.org/1998/Math/MathML" display="block">
  <semantics>
    <mrow>
      <msub>
        <mi>x</mi>
        <mi>i</mi>
      </msub>
      <mo stretchy="false">=</mo>
      <mi mathvariant="italic">const</mi>
    </mrow>
    <annotation encoding="StarMath 5.0">x_i = const</annotation>
  </semantics>
</math>
</file>

<file path=Object 7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8/content.xml><?xml version="1.0" encoding="utf-8"?>
<math xmlns="http://www.w3.org/1998/Math/MathML" display="block">
  <semantics>
    <mrow>
      <mrow>
        <mrow>
          <mi>λ</mi>
          <mo stretchy="false">−</mo>
          <mfrac>
            <mn>1</mn>
            <mrow>
              <mi>ln</mi>
              <mn>2</mn>
            </mrow>
          </mfrac>
        </mrow>
        <mo stretchy="false">=</mo>
        <msub>
          <mi>log</mi>
          <mn>2</mn>
        </msub>
      </mrow>
      <mrow>
        <mo fence="true" stretchy="false">(</mo>
        <mrow>
          <msub>
            <mi>x</mi>
            <mi>i</mi>
          </msub>
        </mrow>
        <mo fence="true" stretchy="false">)</mo>
      </mrow>
      <mo stretchy="false">→</mo>
      <mrow>
        <msub>
          <mi>x</mi>
          <mi>i</mi>
        </msub>
        <mo stretchy="false">=</mo>
        <msup>
          <mn>2</mn>
          <mrow>
            <mo fence="true" stretchy="false">(</mo>
            <mrow>
              <mrow>
                <mi>λ</mi>
                <mo stretchy="false">−</mo>
                <mfrac>
                  <mn>1</mn>
                  <mrow>
                    <mi>ln</mi>
                    <mn>2</mn>
                  </mrow>
                </mfrac>
              </mrow>
            </mrow>
            <mo fence="true" stretchy="false">)</mo>
          </mrow>
        </msup>
      </mrow>
    </mrow>
    <annotation encoding="StarMath 5.0">%lambda - {1} over {ln2} = log_2(x_i)  rightarrow x_i = 2^{(%lambda - {1} over {ln2})}</annotation>
  </semantics>
</math>
</file>

<file path=Object 9/content.xml><?xml version="1.0" encoding="utf-8"?>
<math xmlns="http://www.w3.org/1998/Math/MathML" display="block">
  <semantics>
    <mrow>
      <mrow>
        <mi>λ</mi>
        <mo stretchy="false">=</mo>
        <mi mathvariant="italic">const</mi>
      </mrow>
      <mo stretchy="false">→</mo>
      <mrow>
        <msub>
          <mi>x</mi>
          <mi>i</mi>
        </msub>
        <mo stretchy="false">=</mo>
        <mi mathvariant="italic">const</mi>
      </mrow>
      <mo stretchy="false">→</mo>
      <mrow>
        <msub>
          <mi>x</mi>
          <mn>1</mn>
        </msub>
        <mo stretchy="false">=</mo>
        <msub>
          <mi>x</mi>
          <mn>2</mn>
        </msub>
        <mo stretchy="false">=</mo>
        <msub>
          <mi>x</mi>
          <mn>3</mn>
        </msub>
        <mo stretchy="false">=</mo>
        <mn>...</mn>
        <mo stretchy="false">=</mo>
        <msub>
          <mi>x</mi>
          <mi>n</mi>
        </msub>
      </mrow>
    </mrow>
    <annotation encoding="StarMath 5.0">%lambda = const rightarrow x_i = const rightarrow x_1 = x_2 =x_3=... = x_n</annotation>
  </semantics>
</math>
</file>